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llo, World!</text:p>
      <table:table table:name="Таблица1" table:style-name="Таблица1">
        <table:table-column table:style-name="Таблица1.A" table:number-columns-repeated="6"/>
        <table:table-header-rows>
          <table:table-row table:style-name="TableLine2060624770544">
            <table:table-cell table:style-name="Таблица1.A1" office:value-type="string">
              <text:p text:style-name="Standard">№</text:p>
            </table:table-cell>
            <table:table-cell table:style-name="Таблица1.A1" office:value-type="string">
              <text:p text:style-name="Standard">NAME</text:p>
            </table:table-cell>
            <table:table-cell table:style-name="Таблица1.A1" office:value-type="string">
              <text:p text:style-name="Standard">CAPITAL</text:p>
            </table:table-cell>
            <table:table-cell table:style-name="Таблица1.A1" office:value-type="string">
              <text:p text:style-name="Standard">CONTINENT</text:p>
            </table:table-cell>
            <table:table-cell table:style-name="Таблица1.A1" office:value-type="string">
              <text:p text:style-name="Standard">AREA</text:p>
            </table:table-cell>
            <table:table-cell table:style-name="Таблица1.F1" office:value-type="string">
              <text:p text:style-name="Standard">POPULATION</text:p>
            </table:table-cell>
          </table:table-row>
        </table:table-header-rows>
        <table:table-row table:style-name="TableLine2060624770544">
          <table:table-cell table:style-name="Таблица1.A2" office:value-type="string">
            <text:p text:style-name="Standard">1.</text:p>
          </table:table-cell>
          <table:table-cell table:style-name="Таблица1.A2" office:value-type="string">
            <text:p text:style-name="Standard">Argentina</text:p>
          </table:table-cell>
          <table:table-cell table:style-name="Таблица1.A2" office:value-type="string">
            <text:p text:style-name="Standard">Buenos Aires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2777815</text:p>
          </table:table-cell>
          <table:table-cell table:style-name="Таблица1.F2" office:value-type="string">
            <text:p text:style-name="Standard">32300003</text:p>
          </table:table-cell>
        </table:table-row>
        <table:table-row table:style-name="TableLine2060624770544">
          <table:table-cell table:style-name="Таблица1.A2" office:value-type="string">
            <text:p text:style-name="Standard">2.</text:p>
          </table:table-cell>
          <table:table-cell table:style-name="Таблица1.A2" office:value-type="string">
            <text:p text:style-name="Standard">Bolivia</text:p>
          </table:table-cell>
          <table:table-cell table:style-name="Таблица1.A2" office:value-type="string">
            <text:p text:style-name="Standard">La Paz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1098575</text:p>
          </table:table-cell>
          <table:table-cell table:style-name="Таблица1.F2" office:value-type="string">
            <text:p text:style-name="Standard">73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3.</text:p>
          </table:table-cell>
          <table:table-cell table:style-name="Таблица1.A2" office:value-type="string">
            <text:p text:style-name="Standard">Brazil</text:p>
          </table:table-cell>
          <table:table-cell table:style-name="Таблица1.A2" office:value-type="string">
            <text:p text:style-name="Standard">Brasilia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8511196</text:p>
          </table:table-cell>
          <table:table-cell table:style-name="Таблица1.F2" office:value-type="string">
            <text:p text:style-name="Standard">1504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4.</text:p>
          </table:table-cell>
          <table:table-cell table:style-name="Таблица1.A2" office:value-type="string">
            <text:p text:style-name="Standard">Canada</text:p>
          </table:table-cell>
          <table:table-cell table:style-name="Таблица1.A2" office:value-type="string">
            <text:p text:style-name="Standard">Ottawa</text:p>
          </table:table-cell>
          <table:table-cell table:style-name="Таблица1.A2" office:value-type="string">
            <text:p text:style-name="Standard">North America</text:p>
          </table:table-cell>
          <table:table-cell table:style-name="Таблица1.A2" office:value-type="string">
            <text:p text:style-name="Standard">9976147</text:p>
          </table:table-cell>
          <table:table-cell table:style-name="Таблица1.F2" office:value-type="string">
            <text:p text:style-name="Standard">265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5.</text:p>
          </table:table-cell>
          <table:table-cell table:style-name="Таблица1.A2" office:value-type="string">
            <text:p text:style-name="Standard">Chile</text:p>
          </table:table-cell>
          <table:table-cell table:style-name="Таблица1.A2" office:value-type="string">
            <text:p text:style-name="Standard">Santiago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756943</text:p>
          </table:table-cell>
          <table:table-cell table:style-name="Таблица1.F2" office:value-type="string">
            <text:p text:style-name="Standard">132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6.</text:p>
          </table:table-cell>
          <table:table-cell table:style-name="Таблица1.A2" office:value-type="string">
            <text:p text:style-name="Standard">Colombia</text:p>
          </table:table-cell>
          <table:table-cell table:style-name="Таблица1.A2" office:value-type="string">
            <text:p text:style-name="Standard">Bagota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1138907</text:p>
          </table:table-cell>
          <table:table-cell table:style-name="Таблица1.F2" office:value-type="string">
            <text:p text:style-name="Standard">330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7.</text:p>
          </table:table-cell>
          <table:table-cell table:style-name="Таблица1.A2" office:value-type="string">
            <text:p text:style-name="Standard">Cuba</text:p>
          </table:table-cell>
          <table:table-cell table:style-name="Таблица1.A2" office:value-type="string">
            <text:p text:style-name="Standard">Havana</text:p>
          </table:table-cell>
          <table:table-cell table:style-name="Таблица1.A2" office:value-type="string">
            <text:p text:style-name="Standard">North America</text:p>
          </table:table-cell>
          <table:table-cell table:style-name="Таблица1.A2" office:value-type="string">
            <text:p text:style-name="Standard">114524</text:p>
          </table:table-cell>
          <table:table-cell table:style-name="Таблица1.F2" office:value-type="string">
            <text:p text:style-name="Standard">106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8.</text:p>
          </table:table-cell>
          <table:table-cell table:style-name="Таблица1.A2" office:value-type="string">
            <text:p text:style-name="Standard">Ecuador</text:p>
          </table:table-cell>
          <table:table-cell table:style-name="Таблица1.A2" office:value-type="string">
            <text:p text:style-name="Standard">Quito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455502</text:p>
          </table:table-cell>
          <table:table-cell table:style-name="Таблица1.F2" office:value-type="string">
            <text:p text:style-name="Standard">106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9.</text:p>
          </table:table-cell>
          <table:table-cell table:style-name="Таблица1.A2" office:value-type="string">
            <text:p text:style-name="Standard">El Salvador</text:p>
          </table:table-cell>
          <table:table-cell table:style-name="Таблица1.A2" office:value-type="string">
            <text:p text:style-name="Standard">San Salvador</text:p>
          </table:table-cell>
          <table:table-cell table:style-name="Таблица1.A2" office:value-type="string">
            <text:p text:style-name="Standard">North America</text:p>
          </table:table-cell>
          <table:table-cell table:style-name="Таблица1.A2" office:value-type="string">
            <text:p text:style-name="Standard">20865</text:p>
          </table:table-cell>
          <table:table-cell table:style-name="Таблица1.F2" office:value-type="string">
            <text:p text:style-name="Standard">53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10.</text:p>
          </table:table-cell>
          <table:table-cell table:style-name="Таблица1.A2" office:value-type="string">
            <text:p text:style-name="Standard">Guyana</text:p>
          </table:table-cell>
          <table:table-cell table:style-name="Таблица1.A2" office:value-type="string">
            <text:p text:style-name="Standard">Georgetown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214969</text:p>
          </table:table-cell>
          <table:table-cell table:style-name="Таблица1.F2" office:value-type="string">
            <text:p text:style-name="Standard">8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11.</text:p>
          </table:table-cell>
          <table:table-cell table:style-name="Таблица1.A2" office:value-type="string">
            <text:p text:style-name="Standard">Jamaica</text:p>
          </table:table-cell>
          <table:table-cell table:style-name="Таблица1.A2" office:value-type="string">
            <text:p text:style-name="Standard">Kingston</text:p>
          </table:table-cell>
          <table:table-cell table:style-name="Таблица1.A2" office:value-type="string">
            <text:p text:style-name="Standard">North America</text:p>
          </table:table-cell>
          <table:table-cell table:style-name="Таблица1.A2" office:value-type="string">
            <text:p text:style-name="Standard">11424</text:p>
          </table:table-cell>
          <table:table-cell table:style-name="Таблица1.F2" office:value-type="string">
            <text:p text:style-name="Standard">25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12.</text:p>
          </table:table-cell>
          <table:table-cell table:style-name="Таблица1.A2" office:value-type="string">
            <text:p text:style-name="Standard">Mexico</text:p>
          </table:table-cell>
          <table:table-cell table:style-name="Таблица1.A2" office:value-type="string">
            <text:p text:style-name="Standard">Mexico City</text:p>
          </table:table-cell>
          <table:table-cell table:style-name="Таблица1.A2" office:value-type="string">
            <text:p text:style-name="Standard">North America</text:p>
          </table:table-cell>
          <table:table-cell table:style-name="Таблица1.A2" office:value-type="string">
            <text:p text:style-name="Standard">1967180</text:p>
          </table:table-cell>
          <table:table-cell table:style-name="Таблица1.F2" office:value-type="string">
            <text:p text:style-name="Standard">886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13.</text:p>
          </table:table-cell>
          <table:table-cell table:style-name="Таблица1.A2" office:value-type="string">
            <text:p text:style-name="Standard">Nicaragua</text:p>
          </table:table-cell>
          <table:table-cell table:style-name="Таблица1.A2" office:value-type="string">
            <text:p text:style-name="Standard">Managua</text:p>
          </table:table-cell>
          <table:table-cell table:style-name="Таблица1.A2" office:value-type="string">
            <text:p text:style-name="Standard">North America</text:p>
          </table:table-cell>
          <table:table-cell table:style-name="Таблица1.A2" office:value-type="string">
            <text:p text:style-name="Standard">139000</text:p>
          </table:table-cell>
          <table:table-cell table:style-name="Таблица1.F2" office:value-type="string">
            <text:p text:style-name="Standard">39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14.</text:p>
          </table:table-cell>
          <table:table-cell table:style-name="Таблица1.A2" office:value-type="string">
            <text:p text:style-name="Standard">Paraguay</text:p>
          </table:table-cell>
          <table:table-cell table:style-name="Таблица1.A2" office:value-type="string">
            <text:p text:style-name="Standard">Asuncion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406576</text:p>
          </table:table-cell>
          <table:table-cell table:style-name="Таблица1.F2" office:value-type="string">
            <text:p text:style-name="Standard">466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15.</text:p>
          </table:table-cell>
          <table:table-cell table:style-name="Таблица1.A2" office:value-type="string">
            <text:p text:style-name="Standard">Peru</text:p>
          </table:table-cell>
          <table:table-cell table:style-name="Таблица1.A2" office:value-type="string">
            <text:p text:style-name="Standard">Lima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1285215</text:p>
          </table:table-cell>
          <table:table-cell table:style-name="Таблица1.F2" office:value-type="string">
            <text:p text:style-name="Standard">216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16.</text:p>
          </table:table-cell>
          <table:table-cell table:style-name="Таблица1.A2" office:value-type="string">
            <text:p text:style-name="Standard">United States of Ameri</text:p>
          </table:table-cell>
          <table:table-cell table:style-name="Таблица1.A2" office:value-type="string">
            <text:p text:style-name="Standard">Washington</text:p>
          </table:table-cell>
          <table:table-cell table:style-name="Таблица1.A2" office:value-type="string">
            <text:p text:style-name="Standard">North America</text:p>
          </table:table-cell>
          <table:table-cell table:style-name="Таблица1.A2" office:value-type="string">
            <text:p text:style-name="Standard">9363130</text:p>
          </table:table-cell>
          <table:table-cell table:style-name="Таблица1.F2" office:value-type="string">
            <text:p text:style-name="Standard">249200000</text:p>
          </table:table-cell>
        </table:table-row>
        <table:table-row table:style-name="TableLine2060624770544">
          <table:table-cell table:style-name="Таблица1.A2" office:value-type="string">
            <text:p text:style-name="Standard">17.</text:p>
          </table:table-cell>
          <table:table-cell table:style-name="Таблица1.A2" office:value-type="string">
            <text:p text:style-name="Standard">Uruguay</text:p>
          </table:table-cell>
          <table:table-cell table:style-name="Таблица1.A2" office:value-type="string">
            <text:p text:style-name="Standard">Montevideo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176140</text:p>
          </table:table-cell>
          <table:table-cell table:style-name="Таблица1.F2" office:value-type="string">
            <text:p text:style-name="Standard">3002000</text:p>
          </table:table-cell>
        </table:table-row>
        <table:table-row table:style-name="TableLine2060624770544">
          <table:table-cell table:style-name="Таблица1.A2" office:value-type="string">
            <text:p text:style-name="Standard">18.</text:p>
          </table:table-cell>
          <table:table-cell table:style-name="Таблица1.A2" office:value-type="string">
            <text:p text:style-name="Standard">Venezuela</text:p>
          </table:table-cell>
          <table:table-cell table:style-name="Таблица1.A2" office:value-type="string">
            <text:p text:style-name="Standard">Caracas</text:p>
          </table:table-cell>
          <table:table-cell table:style-name="Таблица1.A2" office:value-type="string">
            <text:p text:style-name="Standard">South America</text:p>
          </table:table-cell>
          <table:table-cell table:style-name="Таблица1.A2" office:value-type="string">
            <text:p text:style-name="Standard">912047</text:p>
          </table:table-cell>
          <table:table-cell table:style-name="Таблица1.F2" office:value-type="string">
            <text:p text:style-name="Standard">19700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0T15:22:19.222000000</meta:creation-date>
    <dc:date>2022-01-30T15:22:42.116000000</dc:date>
    <meta:editing-duration>PT23S</meta:editing-duration>
    <meta:editing-cycles>1</meta:editing-cycles>
    <meta:document-statistic meta:table-count="1" meta:image-count="0" meta:object-count="0" meta:page-count="1" meta:paragraph-count="115" meta:word-count="142" meta:character-count="864" meta:non-whitespace-character-count="837"/>
    <meta:generator>LibreOffice/7.2.5.2$Windows_X86_64 LibreOffice_project/499f9727c189e6ef3471021d6132d4c694f357e5</meta:generator>
  </office:meta>
</office:document-meta>
</file>